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#00ffff"/>
    </style:style>
    <style:style style:name="ce24" style:family="table-cell" style:parent-style-name="Default" style:data-style-name="N100">
      <style:table-cell-properties fo:background-color="#7ffe00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8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1022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19" table:default-cell-style-name="ce22"/>
        <table:table-column table:style-name="co23" table:default-cell-style-name="ce22"/>
        <table:table-column table:style-name="co14" table:default-cell-style-name="ce22"/>
        <table:table-column table:style-name="co3" table:number-columns-repeated="2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15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.00.0000</text:date>, <text:time style:data-style-name="N2" text:time-value="12:06:18.7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8T12:22:52.180000000</dc:date>
    <meta:editing-duration>P3DT11H17M34S</meta:editing-duration>
    <meta:editing-cycles>1413</meta:editing-cycles>
    <meta:document-statistic meta:table-count="2" meta:cell-count="6627" meta:object-count="0"/>
  </office:meta>
</office:document-meta>
</file>